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Czcionka tekstu podstawowego" svg:font-family="'Czcionka tekstu podstawowego'" style:font-family-generic="swiss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6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126pt"/>
    </style:style>
    <style:style style:name="co5" style:family="table-column">
      <style:table-column-properties fo:break-before="auto" style:column-width="59.24pt"/>
    </style:style>
    <style:style style:name="co6" style:family="table-column">
      <style:table-column-properties fo:break-before="auto" style:column-width="46.49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121.95pt"/>
    </style:style>
    <style:style style:name="co9" style:family="table-column">
      <style:table-column-properties fo:break-before="auto" style:column-width="161.55pt"/>
    </style:style>
    <style:style style:name="co10" style:family="table-column">
      <style:table-column-properties fo:break-before="auto" style:column-width="111.4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50.4pt"/>
    </style:style>
    <style:style style:name="co13" style:family="table-column">
      <style:table-column-properties fo:break-before="auto" style:column-width="68.7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rkusz1">
      <style:table-properties table:display="true" style:writing-mode="lr-tb"/>
    </style:style>
    <style:style style:name="ta3" style:family="table" style:master-page-name="PageStyle_5f_Arkusz2">
      <style:table-properties table:display="true" style:writing-mode="lr-tb"/>
    </style:style>
    <style:style style:name="ta4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9" style:family="table-cell" style:parent-style-name="Default">
      <style:table-cell-properties fo:background-color="#33ff99" style:rotation-align="none"/>
    </style:style>
    <style:style style:name="ce10" style:family="table-cell" style:parent-style-name="Default">
      <style:table-cell-properties fo:background-color="#33ff99" style:text-align-source="fix" style:repeat-content="false" style:rotation-align="none"/>
      <style:paragraph-properties fo:text-align="center" fo:margin-left="0pt"/>
    </style:style>
    <style:style style:name="ce11" style:family="table-cell" style:parent-style-name="Default"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#ffff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66" style:rotation-align="none"/>
    </style:style>
    <style:style style:name="ce15" style:family="table-cell" style:parent-style-name="Default" style:data-style-name="N131">
      <style:table-cell-properties style:rotation-align="none"/>
    </style:style>
    <style:style style:name="gr1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3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4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3.5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3.7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54.4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5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1" table:default-cell-style-name="ce1"/>
        <table:table-row table:style-name="ro1">
          <table:table-cell office:value-type="string" calcext:value-type="string">
            <office:annotation draw:style-name="gr1" draw:text-style-name="P2" svg:width="128.27pt" svg:height="59.24pt" svg:x="79.6pt" svg:y="5.3pt" draw:caption-point-x="-15.9pt" draw:caption-point-y="-5.02pt">
              <dc:date>2017-03-21T00:00:00</dc:date>
              <text:p text:style-name="P1">Misza:</text:p>
              <text:p text:style-name="P1"><text:span text:style-name="T1">Max stroke [mm]</text:span></text:p>
              <text:p text:style-name="P1"><text:span text:style-name="T1"/></text:p>
            </office:annotation>
            <text:p>A</text:p>
          </table:table-cell>
          <table:table-cell office:value-type="string" calcext:value-type="string">
            <office:annotation draw:style-name="gr1" draw:text-style-name="P2" svg:width="128.24pt" svg:height="59.24pt" svg:x="143.6pt" svg:y="0.03pt" draw:caption-point-x="-15.9pt" draw:caption-point-y="0.26pt">
              <dc:date>2017-03-21T00:00:00</dc:date>
              <text:p text:style-name="P1">Misza:</text:p>
              <text:p text:style-name="P1"><text:span text:style-name="T1">Fz [N]</text:span></text:p>
            </office:annotation>
            <text:p>B</text:p>
          </table:table-cell>
          <table:table-cell office:value-type="string" calcext:value-type="string">
            <office:annotation draw:style-name="gr1" draw:text-style-name="P2" svg:width="128.24pt" svg:height="59.24pt" svg:x="233.21pt" svg:y="0.03pt" draw:caption-point-x="-15.9pt" draw:caption-point-y="0.26pt">
              <dc:date>2017-03-21T00:00:00</dc:date>
              <text:p text:style-name="P1">Misza:</text:p>
              <text:p text:style-name="P1"><text:span text:style-name="T1">Fy [N]</text:span></text:p>
            </office:annotation>
            <text:p>C</text:p>
          </table:table-cell>
          <table:table-cell office:value-type="string" calcext:value-type="string">
            <office:annotation draw:style-name="gr1" draw:text-style-name="P2" svg:width="128.24pt" svg:height="59.24pt" svg:x="297.21pt" svg:y="0.03pt" draw:caption-point-x="-15.9pt" draw:caption-point-y="0.26pt">
              <dc:date>2017-03-21T00:00:00</dc:date>
              <text:p text:style-name="P1">Misza:</text:p>
              <text:p text:style-name="P1"><text:span text:style-name="T1">Mx [Nm]</text:span></text:p>
            </office:annotation>
            <text:p>D</text:p>
          </table:table-cell>
          <table:table-cell office:value-type="string" calcext:value-type="string">
            <office:annotation draw:style-name="gr1" draw:text-style-name="P2" svg:width="128.24pt" svg:height="59.24pt" svg:x="361.22pt" svg:y="0.03pt" draw:caption-point-x="-15.9pt" draw:caption-point-y="0.26pt">
              <dc:date>2017-03-21T00:00:00</dc:date>
              <text:p text:style-name="P1">Misza:</text:p>
              <text:p text:style-name="P1"><text:span text:style-name="T1">Mz [Nm]</text:span></text:p>
            </office:annotation>
            <text:p>E</text:p>
          </table:table-cell>
          <table:table-cell office:value-type="string" calcext:value-type="string">
            <office:annotation draw:style-name="gr1" draw:text-style-name="P2" svg:width="128.27pt" svg:height="59.24pt" svg:x="425.2pt" svg:y="0.03pt" draw:caption-point-x="-15.9pt" draw:caption-point-y="0.26pt">
              <dc:date>2017-03-21T00:00:00</dc:date>
              <text:p text:style-name="P1">Misza:</text:p>
              <text:p text:style-name="P1"><text:span text:style-name="T1">My [Nm]</text:span></text:p>
            </office:annotation>
            <text:p>F</text:p>
          </table:table-cell>
          <table:table-cell office:value-type="string" calcext:value-type="string">
            <office:annotation draw:style-name="gr1" draw:text-style-name="P2" svg:width="128.24pt" svg:height="59.24pt" svg:x="489.2pt" svg:y="0.03pt" draw:caption-point-x="-15.9pt" draw:caption-point-y="0.26pt">
              <dc:date>2017-03-21T00:00:00</dc:date>
              <text:p text:style-name="P1">Misza:</text:p>
              <text:p text:style-name="P1"><text:span text:style-name="T1">Fa &lt;1m/s</text:span></text:p>
              <text:p text:style-name="P1"><text:span text:style-name="T1"/></text:p>
            </office:annotation>
            <text:p>G</text:p>
          </table:table-cell>
          <table:table-cell office:value-type="string" calcext:value-type="string">
            <office:annotation draw:style-name="gr1" draw:text-style-name="P2" svg:width="121.49pt" svg:height="59.24pt" svg:x="553.21pt" svg:y="0.03pt" draw:caption-point-x="-15.9pt" draw:caption-point-y="0.26pt">
              <dc:date>2017-03-21T00:00:00</dc:date>
              <text:p text:style-name="P1">Misza:</text:p>
              <text:p text:style-name="P1"><text:span text:style-name="T1">1m/s &lt; Fa &lt; 3m/s</text:span></text:p>
            </office:annotation>
            <text:p>H</text:p>
          </table:table-cell>
          <table:table-cell office:value-type="string" calcext:value-type="string">
            <office:annotation draw:style-name="gr1" draw:text-style-name="P2" svg:width="120.76pt" svg:height="59.24pt" svg:x="617.22pt" svg:y="0.03pt" draw:caption-point-x="-15.9pt" draw:caption-point-y="0.26pt">
              <dc:date>2017-03-21T00:00:00</dc:date>
              <text:p text:style-name="P1">Misza:</text:p>
              <text:p text:style-name="P1"><text:span text:style-name="T1">Fa &gt; 3m/s</text:span></text:p>
            </office:annotation>
            <text:p>I</text:p>
          </table:table-cell>
          <table:table-cell office:value-type="string" calcext:value-type="string">
            <office:annotation draw:style-name="gr1" draw:text-style-name="P2" svg:width="119.99pt" svg:height="59.24pt" svg:x="681.19pt" svg:y="0.03pt" draw:caption-point-x="-15.9pt" draw:caption-point-y="0.26pt">
              <dc:date>2017-03-21T00:00:00</dc:date>
              <text:p text:style-name="P1">Misza:</text:p>
              <text:p text:style-name="P1"><text:span text:style-name="T1">Max speed</text:span></text:p>
            </office:annotation>
            <text:p>J</text:p>
          </table:table-cell>
          <table:table-cell office:value-type="string" calcext:value-type="string">
            <office:annotation draw:style-name="gr1" draw:text-style-name="P2" svg:width="119.99pt" svg:height="59.24pt" svg:x="745.2pt" svg:y="0.03pt" draw:caption-point-x="-15.9pt" draw:caption-point-y="0.26pt">
              <dc:date>2017-03-21T00:00:00</dc:date>
              <text:p text:style-name="P1">Misza:</text:p>
              <text:p text:style-name="P1"><text:span text:style-name="T1">MAX acc</text:span></text:p>
              <text:p text:style-name="P1"><text:span text:style-name="T1"/></text:p>
            </office:annotation>
            <text:p>K</text:p>
          </table:table-cell>
          <table:table-cell office:value-type="string" calcext:value-type="string">
            <office:annotation draw:style-name="gr2" draw:text-style-name="P4" svg:width="120.02pt" svg:height="60.01pt" svg:x="809.21pt" svg:y="0.03pt" draw:caption-point-x="-15.9pt" draw:caption-point-y="0.26pt">
              <dc:date>2017-03-21T00:00:00</dc:date>
              <text:p text:style-name="P3">Misza:</text:p>
              <text:p text:style-name="P3"><text:span text:style-name="T2">Linear motion per revolution drive shaft [mm]</text:span></text:p>
            </office:annotation>
            <text:p>L</text:p>
          </table:table-cell>
          <table:table-cell office:value-type="string" calcext:value-type="string">
            <office:annotation draw:style-name="gr2" draw:text-style-name="P4" svg:width="119.99pt" svg:height="60.01pt" svg:x="873.21pt" svg:y="0.03pt" draw:caption-point-x="-15.9pt" draw:caption-point-y="0.26pt">
              <dc:date>2017-03-21T00:00:00</dc:date>
              <text:p text:style-name="P3">Misza:</text:p>
              <text:p text:style-name="P3"><text:span text:style-name="T2">Moving mass [kg]</text:span></text:p>
            </office:annotation>
            <text:p>M</text:p>
          </table:table-cell>
          <table:table-cell office:value-type="string" calcext:value-type="string">
            <office:annotation draw:style-name="gr2" draw:text-style-name="P4" svg:width="119.99pt" svg:height="60.01pt" svg:x="937.22pt" svg:y="0.03pt" draw:caption-point-x="-15.9pt" draw:caption-point-y="0.26pt">
              <dc:date>2017-03-21T00:00:00</dc:date>
              <text:p text:style-name="P3">Misza:</text:p>
              <text:p text:style-name="P3"><text:span text:style-name="T2">No-Load torque [Nm]</text:span></text:p>
            </office:annotation>
            <text:p>N</text:p>
          </table:table-cell>
        </table:table-row>
      </table:table>
      <table:table table:name="Arkusz1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9" table:default-cell-style-name="ce2"/>
        <table:table-column table:style-name="co3" table:number-columns-repeated="1012" table:default-cell-style-name="ce2"/>
        <table:table-row table:style-name="ro3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1" office:value-type="string" calcext:value-type="string">
            <office:annotation draw:style-name="gr1" draw:text-style-name="P2" svg:width="128.27pt" svg:height="59.24pt" svg:x="260.84pt" svg:y="19.53pt" draw:caption-point-x="-15.9pt" draw:caption-point-y="-5.02pt">
              <dc:date>2017-03-21T00:00:00</dc:date>
              <text:p text:style-name="P1">Misza:</text:p>
              <text:p text:style-name="P1"><text:span text:style-name="T1">Max stroke [mm]</text:span></text:p>
              <text:p text:style-name="P1"><text:span text:style-name="T1"/></text:p>
            </office:annotation>
            <text:p>A</text:p>
          </table:table-cell>
          <table:table-cell table:style-name="ce1" office:value-type="string" calcext:value-type="string">
            <office:annotation draw:style-name="gr1" draw:text-style-name="P2" svg:width="128.24pt" svg:height="59.24pt" svg:x="307.36pt" svg:y="14.26pt" draw:caption-point-x="-15.9pt" draw:caption-point-y="0.26pt">
              <dc:date>2017-03-21T00:00:00</dc:date>
              <text:p text:style-name="P1">Misza:</text:p>
              <text:p text:style-name="P1"><text:span text:style-name="T1">Fz [N]</text:span></text:p>
            </office:annotation>
            <text:p>B</text:p>
          </table:table-cell>
          <table:table-cell table:style-name="ce1" office:value-type="string" calcext:value-type="string">
            <office:annotation draw:style-name="gr1" draw:text-style-name="P2" svg:width="128.24pt" svg:height="59.24pt" svg:x="353.85pt" svg:y="14.26pt" draw:caption-point-x="-15.9pt" draw:caption-point-y="0.26pt">
              <dc:date>2017-03-21T00:00:00</dc:date>
              <text:p text:style-name="P1">Misza:</text:p>
              <text:p text:style-name="P1"><text:span text:style-name="T1">Fy [N]</text:span></text:p>
            </office:annotation>
            <text:p>C</text:p>
          </table:table-cell>
          <table:table-cell table:style-name="ce1" office:value-type="string" calcext:value-type="string">
            <office:annotation draw:style-name="gr1" draw:text-style-name="P2" svg:width="128.24pt" svg:height="59.24pt" svg:x="400.37pt" svg:y="14.26pt" draw:caption-point-x="-15.9pt" draw:caption-point-y="0.26pt">
              <dc:date>2017-03-21T00:00:00</dc:date>
              <text:p text:style-name="P1">Misza:</text:p>
              <text:p text:style-name="P1"><text:span text:style-name="T1">Mx [Nm]</text:span></text:p>
            </office:annotation>
            <text:p>D</text:p>
          </table:table-cell>
          <table:table-cell table:style-name="ce1" office:value-type="string" calcext:value-type="string">
            <office:annotation draw:style-name="gr1" draw:text-style-name="P2" svg:width="128.24pt" svg:height="59.24pt" svg:x="446.85pt" svg:y="14.26pt" draw:caption-point-x="-15.9pt" draw:caption-point-y="0.26pt">
              <dc:date>2017-03-21T00:00:00</dc:date>
              <text:p text:style-name="P1">Misza:</text:p>
              <text:p text:style-name="P1"><text:span text:style-name="T1">Mz [Nm]</text:span></text:p>
            </office:annotation>
            <text:p>E</text:p>
          </table:table-cell>
          <table:table-cell table:style-name="ce1" office:value-type="string" calcext:value-type="string">
            <office:annotation draw:style-name="gr1" draw:text-style-name="P2" svg:width="128.27pt" svg:height="59.24pt" svg:x="493.34pt" svg:y="14.26pt" draw:caption-point-x="-15.9pt" draw:caption-point-y="0.26pt">
              <dc:date>2017-03-21T00:00:00</dc:date>
              <text:p text:style-name="P1">Misza:</text:p>
              <text:p text:style-name="P1"><text:span text:style-name="T1">My [Nm]</text:span></text:p>
            </office:annotation>
            <text:p>F</text:p>
          </table:table-cell>
          <table:table-cell table:style-name="ce1" office:value-type="string" calcext:value-type="string">
            <office:annotation draw:style-name="gr1" draw:text-style-name="P2" svg:width="128.24pt" svg:height="59.24pt" svg:x="539.86pt" svg:y="14.26pt" draw:caption-point-x="-15.9pt" draw:caption-point-y="0.26pt">
              <dc:date>2017-03-21T00:00:00</dc:date>
              <text:p text:style-name="P1">Misza:</text:p>
              <text:p text:style-name="P1"><text:span text:style-name="T1">Fa &lt;1m/s</text:span></text:p>
              <text:p text:style-name="P1"><text:span text:style-name="T1"/></text:p>
            </office:annotation>
            <text:p>G</text:p>
          </table:table-cell>
          <table:table-cell table:style-name="ce1" office:value-type="string" calcext:value-type="string">
            <office:annotation draw:style-name="gr1" draw:text-style-name="P2" svg:width="121.49pt" svg:height="59.24pt" svg:x="586.35pt" svg:y="14.26pt" draw:caption-point-x="-15.9pt" draw:caption-point-y="0.26pt">
              <dc:date>2017-03-21T00:00:00</dc:date>
              <text:p text:style-name="P1">Misza:</text:p>
              <text:p text:style-name="P1"><text:span text:style-name="T1">1m/s &lt; Fa &lt; 3m/s</text:span></text:p>
            </office:annotation>
            <text:p>H</text:p>
          </table:table-cell>
          <table:table-cell table:style-name="ce1" office:value-type="string" calcext:value-type="string">
            <office:annotation draw:style-name="gr1" draw:text-style-name="P2" svg:width="120.76pt" svg:height="59.24pt" svg:x="632.86pt" svg:y="14.26pt" draw:caption-point-x="-15.9pt" draw:caption-point-y="0.26pt">
              <dc:date>2017-03-21T00:00:00</dc:date>
              <text:p text:style-name="P1">Misza:</text:p>
              <text:p text:style-name="P1"><text:span text:style-name="T1">Fa &gt; 3m/s</text:span></text:p>
            </office:annotation>
            <text:p>I</text:p>
          </table:table-cell>
          <table:table-cell table:style-name="ce1" office:value-type="string" calcext:value-type="string">
            <office:annotation draw:style-name="gr1" draw:text-style-name="P2" svg:width="119.99pt" svg:height="59.24pt" svg:x="679.35pt" svg:y="14.26pt" draw:caption-point-x="-15.9pt" draw:caption-point-y="0.26pt">
              <dc:date>2017-03-21T00:00:00</dc:date>
              <text:p text:style-name="P1">Misza:</text:p>
              <text:p text:style-name="P1"><text:span text:style-name="T1">Max speed</text:span></text:p>
            </office:annotation>
            <text:p>J</text:p>
          </table:table-cell>
          <table:table-cell table:style-name="ce1" office:value-type="string" calcext:value-type="string">
            <office:annotation draw:style-name="gr1" draw:text-style-name="P2" svg:width="119.99pt" svg:height="59.24pt" svg:x="739.36pt" svg:y="14.26pt" draw:caption-point-x="-15.9pt" draw:caption-point-y="0.26pt">
              <dc:date>2017-03-21T00:00:00</dc:date>
              <text:p text:style-name="P1">Misza:</text:p>
              <text:p text:style-name="P1"><text:span text:style-name="T1">MAX acc</text:span></text:p>
              <text:p text:style-name="P1"><text:span text:style-name="T1"/></text:p>
            </office:annotation>
            <text:p>K</text:p>
          </table:table-cell>
          <table:table-cell table:style-name="ce1" office:value-type="string" calcext:value-type="string">
            <office:annotation draw:style-name="gr2" draw:text-style-name="P4" svg:width="120.02pt" svg:height="60.01pt" svg:x="799.34pt" svg:y="14.26pt" draw:caption-point-x="-15.9pt" draw:caption-point-y="0.26pt">
              <dc:date>2017-03-21T00:00:00</dc:date>
              <text:p text:style-name="P3">Misza:</text:p>
              <text:p text:style-name="P3"><text:span text:style-name="T2">Linear motion per revolution drive shaft [mm]</text:span></text:p>
            </office:annotation>
            <text:p>L</text:p>
          </table:table-cell>
          <table:table-cell table:style-name="ce1" office:value-type="string" calcext:value-type="string">
            <office:annotation draw:style-name="gr2" draw:text-style-name="P4" svg:width="119.99pt" svg:height="60.01pt" svg:x="859.35pt" svg:y="14.26pt" draw:caption-point-x="-15.9pt" draw:caption-point-y="0.26pt">
              <dc:date>2017-03-21T00:00:00</dc:date>
              <text:p text:style-name="P3">Misza:</text:p>
              <text:p text:style-name="P3"><text:span text:style-name="T2">Moving mass [kg]</text:span></text:p>
            </office:annotation>
            <text:p>M</text:p>
          </table:table-cell>
          <table:table-cell table:style-name="ce1" office:value-type="string" calcext:value-type="string">
            <office:annotation draw:style-name="gr2" draw:text-style-name="P4" svg:width="119.99pt" svg:height="60.01pt" svg:x="919.36pt" svg:y="14.26pt" draw:caption-point-x="-15.9pt" draw:caption-point-y="0.26pt">
              <dc:date>2017-03-21T00:00:00</dc:date>
              <text:p text:style-name="P3">Misza:</text:p>
              <text:p text:style-name="P3"><text:span text:style-name="T2">No-Load torque [Nm]</text:span></text:p>
            </office:annotation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number-columns-repeated="1005"/>
        </table:table-row>
        <table:table-row table:style-name="ro3"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1007"/>
        </table:table-row>
        <table:table-row table:style-name="ro3">
          <table:table-cell table:style-name="Default"/>
          <table:table-cell office:value-type="string" calcext:value-type="string">
            <office:annotation draw:style-name="gr3" draw:text-style-name="P2" svg:width="128.27pt" svg:height="59.22pt" svg:x="201.6pt" svg:y="48.05pt" draw:caption-point-x="-15.9pt" draw:caption-point-y="-5.02pt">
              <dc:date>2017-03-21T00:00:00</dc:date>
              <text:p text:style-name="P1">Misza:</text:p>
              <text:p text:style-name="P1"><text:span text:style-name="T1">ball bearing guide</text:span></text:p>
              <text:p text:style-name="P1"><text:span text:style-name="T1"/></text:p>
            </office:annotation>
            <text:p>OSPE-BHD1-20</text:p>
          </table:table-cell>
          <table:table-cell office:value-type="float" office:value="5750" calcext:value-type="float">
            <text:p>5750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0.8</text:p>
          </table:table-cell>
          <table:table-cell table:style-name="ce1" office:value-type="string" calcext:value-type="string">
            <text:p>0.6</text:p>
          </table:table-cell>
          <table:table-cell table:style-name="ce1"/>
          <table:table-cell table:number-columns-repeated="1007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office:annotation draw:style-name="gr1" draw:text-style-name="P2" svg:width="128.27pt" svg:height="59.24pt" svg:x="201.6pt" svg:y="62.28pt" draw:caption-point-x="-15.9pt" draw:caption-point-y="-5.02pt">
              <dc:date>2017-03-21T00:00:00</dc:date>
              <text:p text:style-name="P1">Misza:</text:p>
              <text:p text:style-name="P1"><text:span text:style-name="T1">ball bearing guide</text:span></text:p>
              <text:p text:style-name="P1"><text:span text:style-name="T1"/></text:p>
            </office:annotation>
            <text:p>OSPE-BHD1-25</text:p>
          </table:table-cell>
          <table:table-cell office:value-type="float" office:value="6700" calcext:value-type="float">
            <text:p>67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string" calcext:value-type="string">
            <text:p>1.2</text:p>
          </table:table-cell>
          <table:table-cell table:style-name="ce1"/>
          <table:table-cell table:number-columns-repeated="1007"/>
        </table:table-row>
        <table:table-row table:style-name="ro3">
          <table:table-cell/>
          <table:table-cell office:value-type="string" calcext:value-type="string">
            <office:annotation draw:style-name="gr1" draw:text-style-name="P2" svg:width="128.27pt" svg:height="59.24pt" svg:x="201.6pt" svg:y="76.54pt" draw:caption-point-x="-15.9pt" draw:caption-point-y="-5.02pt">
              <dc:date>2017-03-21T00:00:00</dc:date>
              <text:p text:style-name="P1">Misza:</text:p>
              <text:p text:style-name="P1"><text:span text:style-name="T1">ball bearing guide</text:span></text:p>
              <text:p text:style-name="P1"><text:span text:style-name="T1"/></text:p>
            </office:annotation>
            <text:p>OSPE-BHD1- 32</text:p>
          </table:table-cell>
          <table:table-cell office:value-type="float" office:value="5600" calcext:value-type="float">
            <text:p>56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2.6</text:p>
          </table:table-cell>
          <table:table-cell table:style-name="ce1" office:value-type="string" calcext:value-type="string">
            <text:p>2.2</text:p>
          </table:table-cell>
          <table:table-cell table:style-name="ce1"/>
          <table:table-cell table:number-columns-repeated="1007"/>
        </table:table-row>
        <table:table-row table:style-name="ro3">
          <table:table-cell/>
          <table:table-cell office:value-type="string" calcext:value-type="string">
            <office:annotation draw:style-name="gr1" draw:text-style-name="P2" svg:width="128.27pt" svg:height="59.24pt" svg:x="201.6pt" svg:y="90.79pt" draw:caption-point-x="-15.9pt" draw:caption-point-y="-5.02pt">
              <dc:date>2017-03-21T00:00:00</dc:date>
              <text:p text:style-name="P1">Misza:</text:p>
              <text:p text:style-name="P1"><text:span text:style-name="T1">ball bearing guide</text:span></text:p>
              <text:p text:style-name="P1"><text:span text:style-name="T1"/></text:p>
            </office:annotation>
            <text:p>OSPE-BHD1-50</text:p>
          </table:table-cell>
          <table:table-cell office:value-type="float" office:value="5500" calcext:value-type="float">
            <text:p>5500</text:p>
          </table:table-cell>
          <table:table-cell office:value-type="float" office:value="15000" calcext:value-type="float">
            <text:p>15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80" calcext:value-type="float">
            <text:p>180</text:p>
          </table:table-cell>
          <table:table-cell office:value-type="float" office:value="1800" calcext:value-type="float">
            <text:p>1800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7.8</text:p>
          </table:table-cell>
          <table:table-cell table:style-name="ce1" office:value-type="string" calcext:value-type="string">
            <text:p>3.2</text:p>
          </table:table-cell>
          <table:table-cell table:style-name="ce1"/>
          <table:table-cell table:number-columns-repeated="1007"/>
        </table:table-row>
        <table:table-row table:style-name="ro3">
          <table:table-cell/>
          <table:table-cell office:value-type="string" calcext:value-type="string">
            <office:annotation draw:style-name="gr1" draw:text-style-name="P2" svg:width="128.27pt" svg:height="59.24pt" svg:x="201.6pt" svg:y="105.02pt" draw:caption-point-x="-15.9pt" draw:caption-point-y="-5.02pt">
              <dc:date>2017-03-21T00:00:00</dc:date>
              <text:p text:style-name="P1">Misza:</text:p>
              <text:p text:style-name="P1"><text:span text:style-name="T1">roller guide</text:span></text:p>
            </office:annotation>
            <text:p>OSPE-BHD2-2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SPE-BHD2-3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SPE-BHD2-5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SPE-BV-2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SPE-BV-2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SPE-B-2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SPE-B-3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SPE-B-5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SPE-SB-2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SPE-SB-3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SPE-SB-5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SPE-ST-2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SPE-ST-3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SPE-ST-5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TH-3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TH-5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TH-8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TH-10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TH-12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MRB-08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MRB-1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MRB-1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MRB-18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MRB-2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MRS-08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MRS-1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MRS-1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MRS-18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MRS-24</text:p>
          </table:table-cell>
          <table:table-cell table:number-columns-repeated="1022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3">
        <office:forms form:automatic-focus="false" form:apply-design-mode="false"/>
        <table:table-column table:style-name="co3" table:number-columns-repeated="3" table:default-cell-style-name="ce2"/>
        <table:table-column table:style-name="co7" table:default-cell-style-name="ce2"/>
        <table:table-column table:style-name="co3" table:number-columns-repeated="1020" table:default-cell-style-name="ce2"/>
        <table:table-row table:style-name="ro3" table:number-rows-repeated="2">
          <table:table-cell table:number-columns-repeated="2"/>
          <table:table-cell table:style-name="Default" table:number-columns-repeated="14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office:annotation draw:style-name="gr4" draw:text-style-name="P2" svg:width="128.24pt" svg:height="59.39pt" svg:x="195.62pt" svg:y="33.79pt" draw:caption-point-x="-15.9pt" draw:caption-point-y="-5.02pt">
              <dc:date>2017-03-21T00:00:00</dc:date>
              <text:p text:style-name="P1">Misza:</text:p>
              <text:p text:style-name="P1"><text:span text:style-name="T1">Max stroke [mm]</text:span></text:p>
              <text:p text:style-name="P1"><text:span text:style-name="T1"/></text:p>
            </office:annotation>
            <text:p>A</text:p>
          </table:table-cell>
          <table:table-cell table:style-name="ce1" office:value-type="string" calcext:value-type="string">
            <office:annotation draw:style-name="gr4" draw:text-style-name="P2" svg:width="128.27pt" svg:height="59.39pt" svg:x="242.84pt" svg:y="28.52pt" draw:caption-point-x="-15.9pt" draw:caption-point-y="0.26pt">
              <dc:date>2017-03-21T00:00:00</dc:date>
              <text:p text:style-name="P1">Misza:</text:p>
              <text:p text:style-name="P1"><text:span text:style-name="T1">Fz [N]</text:span></text:p>
            </office:annotation>
            <text:p>B</text:p>
          </table:table-cell>
          <table:table-cell table:style-name="ce1" office:value-type="string" calcext:value-type="string">
            <office:annotation draw:style-name="gr4" draw:text-style-name="P2" svg:width="128.24pt" svg:height="59.39pt" svg:x="302.85pt" svg:y="28.52pt" draw:caption-point-x="-15.9pt" draw:caption-point-y="0.26pt">
              <dc:date>2017-03-21T00:00:00</dc:date>
              <text:p text:style-name="P1">Misza:</text:p>
              <text:p text:style-name="P1"><text:span text:style-name="T1">Fy [N]</text:span></text:p>
            </office:annotation>
            <text:p>C</text:p>
          </table:table-cell>
          <table:table-cell table:style-name="ce1" office:value-type="string" calcext:value-type="string">
            <office:annotation draw:style-name="gr4" draw:text-style-name="P2" svg:width="128.24pt" svg:height="59.39pt" svg:x="362.86pt" svg:y="28.52pt" draw:caption-point-x="-15.9pt" draw:caption-point-y="0.26pt">
              <dc:date>2017-03-21T00:00:00</dc:date>
              <text:p text:style-name="P1">Misza:</text:p>
              <text:p text:style-name="P1"><text:span text:style-name="T1">Mx [Nm]</text:span></text:p>
            </office:annotation>
            <text:p>D</text:p>
          </table:table-cell>
          <table:table-cell table:style-name="ce1" office:value-type="string" calcext:value-type="string">
            <office:annotation draw:style-name="gr4" draw:text-style-name="P2" svg:width="128.27pt" svg:height="59.39pt" svg:x="422.84pt" svg:y="28.52pt" draw:caption-point-x="-15.9pt" draw:caption-point-y="0.26pt">
              <dc:date>2017-03-21T00:00:00</dc:date>
              <text:p text:style-name="P1">Misza:</text:p>
              <text:p text:style-name="P1"><text:span text:style-name="T1">Mz [Nm]</text:span></text:p>
            </office:annotation>
            <text:p>E</text:p>
          </table:table-cell>
          <table:table-cell table:style-name="ce1" office:value-type="string" calcext:value-type="string">
            <office:annotation draw:style-name="gr4" draw:text-style-name="P2" svg:width="128.24pt" svg:height="59.39pt" svg:x="482.85pt" svg:y="28.52pt" draw:caption-point-x="-15.9pt" draw:caption-point-y="0.26pt">
              <dc:date>2017-03-21T00:00:00</dc:date>
              <text:p text:style-name="P1">Misza:</text:p>
              <text:p text:style-name="P1"><text:span text:style-name="T1">My [Nm]</text:span></text:p>
            </office:annotation>
            <text:p>F</text:p>
          </table:table-cell>
          <table:table-cell table:style-name="ce1" office:value-type="string" calcext:value-type="string">
            <office:annotation draw:style-name="gr4" draw:text-style-name="P2" svg:width="128.24pt" svg:height="59.39pt" svg:x="542.86pt" svg:y="28.52pt" draw:caption-point-x="-15.9pt" draw:caption-point-y="0.26pt">
              <dc:date>2017-03-21T00:00:00</dc:date>
              <text:p text:style-name="P1">Misza:</text:p>
              <text:p text:style-name="P1"><text:span text:style-name="T1">Fa &lt;1m/s</text:span></text:p>
              <text:p text:style-name="P1"><text:span text:style-name="T1"/></text:p>
            </office:annotation>
            <text:p>G</text:p>
          </table:table-cell>
          <table:table-cell table:style-name="ce1" office:value-type="string" calcext:value-type="string">
            <office:annotation draw:style-name="gr4" draw:text-style-name="P2" svg:width="121.52pt" svg:height="59.39pt" svg:x="602.84pt" svg:y="28.52pt" draw:caption-point-x="-15.9pt" draw:caption-point-y="0.26pt">
              <dc:date>2017-03-21T00:00:00</dc:date>
              <text:p text:style-name="P1">Misza:</text:p>
              <text:p text:style-name="P1"><text:span text:style-name="T1">1m/s &lt; Fa &lt; 3m/s</text:span></text:p>
            </office:annotation>
            <text:p>H</text:p>
          </table:table-cell>
          <table:table-cell table:style-name="ce1" office:value-type="string" calcext:value-type="string">
            <office:annotation draw:style-name="gr4" draw:text-style-name="P2" svg:width="120.73pt" svg:height="59.39pt" svg:x="662.85pt" svg:y="28.52pt" draw:caption-point-x="-15.9pt" draw:caption-point-y="0.26pt">
              <dc:date>2017-03-21T00:00:00</dc:date>
              <text:p text:style-name="P1">Misza:</text:p>
              <text:p text:style-name="P1"><text:span text:style-name="T1">Fa &gt; 3m/s</text:span></text:p>
            </office:annotation>
            <text:p>I</text:p>
          </table:table-cell>
          <table:table-cell table:style-name="ce1" office:value-type="string" calcext:value-type="string">
            <office:annotation draw:style-name="gr4" draw:text-style-name="P2" svg:width="119.99pt" svg:height="59.39pt" svg:x="722.86pt" svg:y="28.52pt" draw:caption-point-x="-15.9pt" draw:caption-point-y="0.26pt">
              <dc:date>2017-03-21T00:00:00</dc:date>
              <text:p text:style-name="P1">Misza:</text:p>
              <text:p text:style-name="P1"><text:span text:style-name="T1">Max speed</text:span></text:p>
            </office:annotation>
            <text:p>J</text:p>
          </table:table-cell>
          <table:table-cell table:style-name="ce1" office:value-type="string" calcext:value-type="string">
            <office:annotation draw:style-name="gr4" draw:text-style-name="P2" svg:width="120.02pt" svg:height="59.39pt" svg:x="782.84pt" svg:y="28.52pt" draw:caption-point-x="-15.9pt" draw:caption-point-y="0.26pt">
              <dc:date>2017-03-21T00:00:00</dc:date>
              <text:p text:style-name="P1">Misza:</text:p>
              <text:p text:style-name="P1"><text:span text:style-name="T1">MAX acc</text:span></text:p>
              <text:p text:style-name="P1"><text:span text:style-name="T1"/></text:p>
            </office:annotation>
            <text:p>K</text:p>
          </table:table-cell>
          <table:table-cell table:style-name="ce1" office:value-type="string" calcext:value-type="string">
            <office:annotation draw:style-name="gr5" draw:text-style-name="P4" svg:width="119.99pt" svg:height="60.15pt" svg:x="842.85pt" svg:y="28.52pt" draw:caption-point-x="-15.9pt" draw:caption-point-y="0.26pt">
              <dc:date>2017-03-21T00:00:00</dc:date>
              <text:p text:style-name="P3">Misza:</text:p>
              <text:p text:style-name="P3"><text:span text:style-name="T2">Linear motion per revolution drive shaft [mm]</text:span></text:p>
            </office:annotation>
            <text:p>L</text:p>
          </table:table-cell>
          <table:table-cell table:style-name="ce1" office:value-type="string" calcext:value-type="string">
            <office:annotation draw:style-name="gr5" draw:text-style-name="P4" svg:width="119.99pt" svg:height="60.15pt" svg:x="902.86pt" svg:y="28.52pt" draw:caption-point-x="-15.9pt" draw:caption-point-y="0.26pt">
              <dc:date>2017-03-21T00:00:00</dc:date>
              <text:p text:style-name="P3">Misza:</text:p>
              <text:p text:style-name="P3"><text:span text:style-name="T2">Moving mass [kg]</text:span></text:p>
            </office:annotation>
            <text:p>M</text:p>
          </table:table-cell>
          <table:table-cell table:style-name="ce1" office:value-type="string" calcext:value-type="string">
            <office:annotation draw:style-name="gr5" draw:text-style-name="P4" svg:width="120.02pt" svg:height="60.15pt" svg:x="962.84pt" svg:y="28.52pt" draw:caption-point-x="-15.9pt" draw:caption-point-y="0.26pt">
              <dc:date>2017-03-21T00:00:00</dc:date>
              <text:p text:style-name="P3">Misza:</text:p>
              <text:p text:style-name="P3"><text:span text:style-name="T2">No-Load torque [Nm]</text:span></text:p>
            </office:annotation>
            <text:p>N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3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office:value-type="float" office:value="5750" calcext:value-type="float">
            <text:p>5750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0.8</text:p>
          </table:table-cell>
          <table:table-cell table:style-name="ce1" office:value-type="string" calcext:value-type="string">
            <text:p>0.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6700" calcext:value-type="float">
            <text:p>67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string" calcext:value-type="string">
            <text:p>1.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5600" calcext:value-type="float">
            <text:p>56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2.6</text:p>
          </table:table-cell>
          <table:table-cell table:style-name="ce1" office:value-type="string" calcext:value-type="string">
            <text:p>2.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office:value-type="float" office:value="15000" calcext:value-type="float">
            <text:p>15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80" calcext:value-type="float">
            <text:p>180</text:p>
          </table:table-cell>
          <table:table-cell office:value-type="float" office:value="1800" calcext:value-type="float">
            <text:p>1800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7.8</text:p>
          </table:table-cell>
          <table:table-cell table:style-name="ce1" office:value-type="string" calcext:value-type="string">
            <text:p>3.2</text:p>
          </table:table-cell>
          <table:table-cell table:number-columns-repeated="1008"/>
        </table:table-row>
        <table:table-row table:style-name="ro3" table:number-rows-repeated="4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A</text:p>
          </table:table-cell>
          <table:table-cell table:style-name="ce4" office:value-type="float" office:value="5750" calcext:value-type="float">
            <text:p>5750</text:p>
          </table:table-cell>
          <table:table-cell table:style-name="ce4" office:value-type="float" office:value="6700" calcext:value-type="float">
            <text:p>67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5500" calcext:value-type="float">
            <text:p>55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B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15000" calcext:value-type="float">
            <text:p>150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C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12000" calcext:value-type="float">
            <text:p>120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D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E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800" calcext:value-type="float">
            <text:p>18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F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2500" calcext:value-type="float">
            <text:p>25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G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H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J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K</text:p>
          </table:table-cell>
          <table:table-cell table:number-columns-repeated="4" table:style-name="ce4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L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350" calcext:value-type="float">
            <text:p>35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0.8</text:p>
          </table:table-cell>
          <table:table-cell table:style-name="ce4" office:value-type="string" calcext:value-type="string">
            <text:p>1.5</text:p>
          </table:table-cell>
          <table:table-cell table:style-name="ce4" office:value-type="string" calcext:value-type="string">
            <text:p>2.6</text:p>
          </table:table-cell>
          <table:table-cell table:style-name="ce4" office:value-type="string" calcext:value-type="string">
            <text:p>7.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1.2</text:p>
          </table:table-cell>
          <table:table-cell table:style-name="ce4" office:value-type="string" calcext:value-type="string">
            <text:p>2.2</text:p>
          </table:table-cell>
          <table:table-cell table:style-name="ce4" office:value-type="string" calcext:value-type="string">
            <text:p>3.2</text:p>
          </table:table-cell>
          <table:table-cell table:number-columns-repeated="1017"/>
        </table:table-row>
        <table:table-row table:style-name="ro3" table:number-rows-repeated="6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A</text:p>
          </table:table-cell>
          <table:table-cell table:style-name="ce4" office:value-type="float" office:value="6700" calcext:value-type="float">
            <text:p>67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B</text:p>
          </table:table-cell>
          <table:table-cell table:style-name="ce4" office:value-type="float" office:value="3000" calcext:value-type="float">
            <text:p>30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C</text:p>
          </table:table-cell>
          <table:table-cell table:style-name="ce4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D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</text:p>
          </table:table-cell>
          <table:table-cell table:style-name="ce4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F</text:p>
          </table:table-cell>
          <table:table-cell table:style-name="ce4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J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K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L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.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1.2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spe-50-b" table:style-name="ta4">
        <office:forms form:automatic-focus="false" form:apply-design-mode="false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3" table:number-columns-repeated="101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1. Wpisać dan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orownac z maks skokiem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odzaj napedu</text:p>
          </table:table-cell>
          <table:table-cell office:value-type="string" calcext:value-type="string">
            <text:p>skok[mm]</text:p>
          </table:table-cell>
          <table:table-cell table:style-name="ce8" office:value-type="string" calcext:value-type="string">
            <text:p>orientacja</text:p>
          </table:table-cell>
          <table:table-cell table:style-name="ce8" office:value-type="string" calcext:value-type="string">
            <text:p>m[kg]</text:p>
          </table:table-cell>
          <table:table-cell table:style-name="ce8" office:value-type="string" calcext:value-type="string">
            <text:p>Ix[mm]</text:p>
          </table:table-cell>
          <table:table-cell table:style-name="ce8" office:value-type="string" calcext:value-type="string">
            <text:p>Iy[mm]</text:p>
          </table:table-cell>
          <table:table-cell table:style-name="ce8" office:value-type="string" calcext:value-type="string">
            <text:p>Iz[mm]</text:p>
          </table:table-cell>
          <table:table-cell table:style-name="Default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pi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aretka</text:p>
          </table:table-cell>
          <table:table-cell table:style-name="ce9" office:value-type="float" office:value="1000" calcext:value-type="float">
            <text:p>1000</text:p>
          </table:table-cell>
          <table:table-cell table:style-name="ce10" office:value-type="string" calcext:value-type="string">
            <text:p>HORIZONTAL_TOP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Default"/>
          <table:table-cell table:style-name="ce13" office:value-type="float" office:value="9.8322" calcext:value-type="float">
            <text:p>9.8322</text:p>
          </table:table-cell>
          <table:table-cell table:style-name="ce12" office:value-type="float" office:value="3.14159265359" calcext:value-type="float">
            <text:p>3.141592653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table:style-name="ce11"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2. Obliczyc statyczne momenty gnące I sprawdzić czy nie za duzo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musimy obliczyc Mx, My, Fz, porownac z tabela</text:p>
          </table:table-cell>
          <table:covered-table-cell table:number-columns-repeated="2"/>
          <table:table-cell/>
          <table:table-cell table:style-name="Default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Fz[N] = m * g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8" table:formula="of:=[.E6]*[.J6]" office:value-type="float" office:value="19.6644" calcext:value-type="float">
            <text:p>19.6644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x = r x Fz</text:p>
          </table:table-cell>
          <table:table-cell office:value-type="string" calcext:value-type="string">
            <text:p>r=sqrt(Iz^2,Iy^2)</text:p>
          </table:table-cell>
          <table:table-cell table:number-columns-repeated="9"/>
          <table:table-cell office:value-type="string" calcext:value-type="string">
            <text:p>Ospe-50-b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y = r x Fz</text:p>
          </table:table-cell>
          <table:table-cell office:value-type="string" calcext:value-type="string">
            <text:p>r=sqrt(Iz^2,Ix^2)</text:p>
          </table:table-cell>
          <table:table-cell table:number-columns-repeated="1021"/>
        </table:table-row>
        <table:table-row table:style-name="ro1">
          <table:table-cell table:number-columns-repeated="9"/>
          <table:table-cell table:style-name="ce9" office:value-type="string" calcext:value-type="string">
            <text:p>v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string" calcext:value-type="string">
            <text:p>Fz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prawdzic Equation of Combined Loads</text:p>
          </table:table-cell>
          <table:table-cell table:number-columns-repeated="7"/>
          <table:table-cell table:style-name="ce9" office:value-type="string" calcext:value-type="string">
            <text:p>a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formula="of:=[.E6]*[.J6]" office:value-type="float" office:value="19.6644" calcext:value-type="float">
            <text:p>19.6644</text:p>
          </table:table-cell>
          <table:table-cell table:formula="of:=[.M20]*SQRT([.H6]*[.H6]+[.G6]*[.G6])" office:value-type="float" office:value="0" calcext:value-type="float">
            <text:p>0</text:p>
          </table:table-cell>
          <table:table-cell table:formula="of:=[.M20]*SQRT([.H6]*[.H6]+[.F6]*[.F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Fz max</text:p>
          </table:table-cell>
          <table:table-cell office:value-type="string" calcext:value-type="string">
            <text:p>Mx max</text:p>
          </table:table-cell>
          <table:table-cell office:value-type="string" calcext:value-type="string">
            <text:p>My max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850" calcext:value-type="float">
            <text:p>85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maxy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3. Wybieramy profil ruchu</text:p>
          </table:table-cell>
          <table:covered-table-cell table:number-columns-repeated="3"/>
          <table:table-cell table:number-columns-repeated="13"/>
          <table:table-cell office:value-type="string" calcext:value-type="string">
            <text:p>Fz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v do jakiej ma dosc z a</text:p>
          </table:table-cell>
          <table:table-cell office:value-type="string" calcext:value-type="string">
            <text:p>v sprawdzamy z tabelka z max speed</text:p>
          </table:table-cell>
          <table:table-cell table:number-columns-repeated="13"/>
          <table:table-cell office:value-type="string" calcext:value-type="string">
            <text:p>OSP-E25B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string" calcext:value-type="string">
            <text:p>Opcja1</text:p>
          </table:table-cell>
          <table:table-cell table:style-name="ce8" office:value-type="string" calcext:value-type="string">
            <text:p>Opcja2</text:p>
          </table:table-cell>
          <table:table-cell table:style-name="ce8" office:value-type="string" calcext:value-type="string">
            <text:p>Opcja3</text:p>
          </table:table-cell>
          <table:table-cell table:number-columns-repeated="5"/>
          <table:table-cell office:value-type="string" calcext:value-type="string">
            <text:p>sum of combined loads</text:p>
          </table:table-cell>
          <table:table-cell table:number-columns-repeated="7"/>
          <table:table-cell office:value-type="string" calcext:value-type="string">
            <text:p>OSP-E32B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string" calcext:value-type="string">
            <text:p>t_total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t_total</text:p>
          </table:table-cell>
          <table:table-cell table:number-columns-repeated="5"/>
          <table:table-cell table:formula="of:=[.M20]/[.M22]+[.N20]/[.N22]+[.O20]/[.O22]" office:value-type="float" office:value="0.0231345882352941" calcext:value-type="float">
            <text:p>0.0231345882</text:p>
          </table:table-cell>
          <table:table-cell table:formula="of:=[.J26]*100" office:value-type="float" office:value="2.31345882352941" calcext:value-type="float">
            <text:p>2.3134588235</text:p>
          </table:table-cell>
          <table:table-cell table:number-columns-repeated="6"/>
          <table:table-cell office:value-type="string" calcext:value-type="string">
            <text:p>OSP-E50B</text:p>
          </table:table-cell>
          <table:table-cell office:value-type="float" office:value="850" calcext:value-type="float">
            <text:p>85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 acc/dcc</text:p>
          </table:table-cell>
          <table:table-cell table:number-columns-repeated="13"/>
          <table:table-cell table:style-name="Default"/>
          <table:table-cell table:number-columns-repeated="1006"/>
        </table:table-row>
        <table:table-row table:style-name="ro1">
          <table:table-cell table:number-columns-repeated="17"/>
          <table:table-cell table:style-name="Default" table:number-columns-repeated="5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Obilczamy v I a dla kazdej opcji inaczej (dla drugiej mamy dane)</text:p>
          </table:table-cell>
          <table:table-cell table:number-columns-repeated="15"/>
          <table:table-cell table:style-name="Default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prawdzamy, czy spelniona jest nierownosc</text:p>
          </table:table-cell>
          <table:table-cell table:number-columns-repeated="15"/>
          <table:table-cell table:style-name="Default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kok &gt; 2(v^2)/a</text:p>
          </table:table-cell>
          <table:table-cell table:number-columns-repeated="15"/>
          <table:table-cell table:style-name="Default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jak nie, to podpowiadamy zmiensz v albo zwieksz a</text:p>
          </table:table-cell>
          <table:table-cell table:number-columns-repeated="7"/>
          <table:table-cell table:style-name="ce14" office:value-type="string" calcext:value-type="string">
            <text:p>m_karetki</text:p>
          </table:table-cell>
          <table:table-cell/>
          <table:table-cell table:style-name="ce8" office:value-type="string" calcext:value-type="string">
            <text:p>Fa</text:p>
          </table:table-cell>
          <table:table-cell table:style-name="ce8" office:value-type="string" calcext:value-type="string">
            <text:p>F0</text:p>
          </table:table-cell>
          <table:table-cell table:style-name="ce8" office:value-type="string" calcext:value-type="string">
            <text:p>FA</text:p>
          </table:table-cell>
          <table:table-cell table:number-columns-repeated="3"/>
          <table:table-cell table:style-name="Default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4" office:value-type="float" office:value="1" calcext:value-type="float">
            <text:p>1</text:p>
          </table:table-cell>
          <table:table-cell/>
          <table:table-cell table:style-name="ce8" table:formula="of:=[.K20]*([.J33]+[.E6])" office:value-type="float" office:value="27" calcext:value-type="float">
            <text:p>27</text:p>
          </table:table-cell>
          <table:table-cell table:style-name="ce8" table:formula="of:=[.J36]*2*[.K6]/[.J39]" office:value-type="float" office:value="37.69911184308" calcext:value-type="float">
            <text:p>37.6991118431</text:p>
          </table:table-cell>
          <table:table-cell table:style-name="ce8" table:formula="of:=[.L33]+[.M33]" office:value-type="float" office:value="64.69911184308" calcext:value-type="float">
            <text:p>64.6991118431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4. Obliczenie siły efektywnej (wzor dla horizontal)</text:p>
          </table:table-cell>
          <table:covered-table-cell table:number-columns-repeated="3"/>
          <table:table-cell table:number-columns-repeated="4"/>
          <table:table-cell table:style-name="ce14"/>
          <table:table-cell/>
          <table:table-cell table:style-name="ce8" table:number-columns-repeated="3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A = Fa + F0</text:p>
          </table:table-cell>
          <table:table-cell table:number-columns-repeated="7"/>
          <table:table-cell table:style-name="ce14" office:value-type="string" calcext:value-type="string">
            <text:p>M0</text:p>
          </table:table-cell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a z ^</text:p>
          </table:table-cell>
          <table:table-cell office:value-type="string" calcext:value-type="string">
            <text:p>Fa = m_g * a</text:p>
          </table:table-cell>
          <table:table-cell office:value-type="string" calcext:value-type="string">
            <text:p>mg = m + m_karetki</text:p>
          </table:table-cell>
          <table:table-cell table:number-columns-repeated="6"/>
          <table:table-cell table:style-name="ce14" office:value-type="float" office:value="0.6" calcext:value-type="float">
            <text:p>0.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0 = M0 * 2pi/Uzr</text:p>
          </table:table-cell>
          <table:table-cell office:value-type="string" calcext:value-type="string">
            <text:p>M0 – no load torque z katalogu, Uzr – obwod walka z katalogu</text:p>
          </table:table-cell>
          <table:table-cell table:number-columns-repeated="6"/>
          <table:table-cell table:style-name="ce14" office:value-type="string" calcext:value-type="string">
            <text:p>Uz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4"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5. Obliczenie dynamicznych momentow gnacych, dynamika wiaze sie ruchem po osi x</text:p>
          </table:table-cell>
          <table:table-cell table:number-columns-repeated="7"/>
          <table:table-cell table:style-name="ce14" table:formula="of:=[.J38]/1000" office:value-type="float" office:value="0.1" calcext:value-type="float">
            <text:p>0.1</text:p>
          </table:table-cell>
          <table:table-cell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y = Iz x FA</text:p>
          </table:table-cell>
          <table:table-cell office:value-type="string" calcext:value-type="string">
            <text:p>porowna z tabela</text:p>
          </table:table-cell>
          <table:table-cell table:number-columns-repeated="10"/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 table:number-columns-repeated="1009"/>
        </table:table-row>
        <table:table-row table:style-name="ro1">
          <table:table-cell/>
          <table:table-cell table:style-name="Default" office:value-type="string" calcext:value-type="string">
            <text:p>Mz = Iy x FA</text:p>
          </table:table-cell>
          <table:table-cell table:number-columns-repeated="11"/>
          <table:table-cell table:formula="of:=[.H6]*[.N33]" office:value-type="float" office:value="0" calcext:value-type="float">
            <text:p>0</text:p>
          </table:table-cell>
          <table:table-cell table:formula="of:=[.G6]*[.N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prawdzic Equation of Combined Load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6. Obliczenie momentu obrotowego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 = FA * r</text:p>
          </table:table-cell>
          <table:table-cell office:value-type="string" calcext:value-type="string">
            <text:p>R = Uzr /2pi</text:p>
          </table:table-cell>
          <table:table-cell table:number-columns-repeated="6"/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 = FA * Uzr / 2pi</text:p>
          </table:table-cell>
          <table:table-cell table:number-columns-repeated="6"/>
          <table:table-cell office:value-type="string" calcext:value-type="string">
            <text:p>liczone</text:p>
          </table:table-cell>
          <table:table-cell table:style-name="ce15" table:formula="of:=[.N33]*[.J39]/(2*[.K6])" office:value-type="float" office:value="1.02971834634809" calcext:value-type="float">
            <text:p>1.03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ostane</text:p>
          </table:table-cell>
          <table:table-cell office:value-type="float" office:value="1.224" calcext:value-type="float">
            <text:p>1.224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5" table:formula="of:=[.J47]-[.J46]" office:value-type="float" office:value="0.194281653651911" calcext:value-type="float">
            <text:p>0.19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table:number-columns-repeated="12"/>
          <table:table-cell office:value-type="float" office:value="0.153" calcext:value-type="float">
            <text:p>0.15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4" calcext:value-type="float">
            <text:p>0.194</text:p>
          </table:table-cell>
          <table:table-cell table:number-columns-repeated="100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hd25" table:style-name="ta1">
        <office:forms form:automatic-focus="false" form:apply-design-mode="false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3" table:number-columns-repeated="101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1. Wpisać dan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orownac z maks skokiem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odzaj napedu</text:p>
          </table:table-cell>
          <table:table-cell office:value-type="string" calcext:value-type="string">
            <text:p>skok[mm]</text:p>
          </table:table-cell>
          <table:table-cell table:style-name="ce8" office:value-type="string" calcext:value-type="string">
            <text:p>orientacja</text:p>
          </table:table-cell>
          <table:table-cell table:style-name="ce8" office:value-type="string" calcext:value-type="string">
            <text:p>m[kg]</text:p>
          </table:table-cell>
          <table:table-cell table:style-name="ce8" office:value-type="string" calcext:value-type="string">
            <text:p>Ix[mm]</text:p>
          </table:table-cell>
          <table:table-cell table:style-name="ce8" office:value-type="string" calcext:value-type="string">
            <text:p>Iy[mm]</text:p>
          </table:table-cell>
          <table:table-cell table:style-name="ce8" office:value-type="string" calcext:value-type="string">
            <text:p>Iz[mm]</text:p>
          </table:table-cell>
          <table:table-cell table:style-name="Default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pi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aretka</text:p>
          </table:table-cell>
          <table:table-cell table:style-name="ce9" office:value-type="float" office:value="1000" calcext:value-type="float">
            <text:p>1000</text:p>
          </table:table-cell>
          <table:table-cell table:style-name="ce10" office:value-type="string" calcext:value-type="string">
            <text:p>HORIZONTAL_TOP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Default"/>
          <table:table-cell table:style-name="ce13" office:value-type="float" office:value="9.8322" calcext:value-type="float">
            <text:p>9.8322</text:p>
          </table:table-cell>
          <table:table-cell table:style-name="ce12" office:value-type="float" office:value="3.14159265359" calcext:value-type="float">
            <text:p>3.141592653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table:style-name="ce11" table:number-columns-repeated="3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2. Obliczyc statyczne momenty gnące I sprawdzić czy nie za duzo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musimy obliczyc Mx, My, Fz, porownac z tabela</text:p>
          </table:table-cell>
          <table:covered-table-cell table:number-columns-repeated="2"/>
          <table:table-cell/>
          <table:table-cell table:style-name="Default" table:number-columns-repeated="8"/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Fz[N] = m * g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8" table:formula="of:=[.E6]*[.J6]" office:value-type="float" office:value="19.6644" calcext:value-type="float">
            <text:p>19.6644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x = r x Fz</text:p>
          </table:table-cell>
          <table:table-cell office:value-type="string" calcext:value-type="string">
            <text:p>r=sqrt(Iz^2,Iy^2)</text:p>
          </table:table-cell>
          <table:table-cell table:number-columns-repeated="9"/>
          <table:table-cell office:value-type="string" calcext:value-type="string">
            <text:p>bhd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y = r x Fz</text:p>
          </table:table-cell>
          <table:table-cell office:value-type="string" calcext:value-type="string">
            <text:p>r=sqrt(Iz^2,Ix^2)</text:p>
          </table:table-cell>
          <table:table-cell table:number-columns-repeated="1021"/>
        </table:table-row>
        <table:table-row table:style-name="ro1">
          <table:table-cell table:number-columns-repeated="9"/>
          <table:table-cell table:style-name="ce9" office:value-type="string" calcext:value-type="string">
            <text:p>v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string" calcext:value-type="string">
            <text:p>Fz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prawdzic Equation of Combined Loads</text:p>
          </table:table-cell>
          <table:table-cell table:number-columns-repeated="7"/>
          <table:table-cell table:style-name="ce9" office:value-type="string" calcext:value-type="string">
            <text:p>a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formula="of:=[.E6]*[.J6]" office:value-type="float" office:value="19.6644" calcext:value-type="float">
            <text:p>19.6644</text:p>
          </table:table-cell>
          <table:table-cell table:formula="of:=[.M20]*SQRT([.H6]*[.H6]+[.G6]*[.G6])" office:value-type="float" office:value="0" calcext:value-type="float">
            <text:p>0</text:p>
          </table:table-cell>
          <table:table-cell table:formula="of:=[.M20]*SQRT([.H6]*[.H6]+[.F6]*[.F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Fz max</text:p>
          </table:table-cell>
          <table:table-cell office:value-type="string" calcext:value-type="string">
            <text:p>Mx max</text:p>
          </table:table-cell>
          <table:table-cell office:value-type="string" calcext:value-type="string">
            <text:p>My max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850" calcext:value-type="float">
            <text:p>85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maxy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3. Wybieramy profil ruchu</text:p>
          </table:table-cell>
          <table:covered-table-cell table:number-columns-repeated="3"/>
          <table:table-cell table:number-columns-repeated="13"/>
          <table:table-cell office:value-type="string" calcext:value-type="string">
            <text:p>Fz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v do jakiej ma dosc z a</text:p>
          </table:table-cell>
          <table:table-cell office:value-type="string" calcext:value-type="string">
            <text:p>v sprawdzamy z tabelka z max speed</text:p>
          </table:table-cell>
          <table:table-cell table:number-columns-repeated="13"/>
          <table:table-cell office:value-type="string" calcext:value-type="string">
            <text:p>OSP-E25B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string" calcext:value-type="string">
            <text:p>Opcja1</text:p>
          </table:table-cell>
          <table:table-cell table:style-name="ce8" office:value-type="string" calcext:value-type="string">
            <text:p>Opcja2</text:p>
          </table:table-cell>
          <table:table-cell table:style-name="ce8" office:value-type="string" calcext:value-type="string">
            <text:p>Opcja3</text:p>
          </table:table-cell>
          <table:table-cell table:number-columns-repeated="5"/>
          <table:table-cell office:value-type="string" calcext:value-type="string">
            <text:p>sum of combined loads</text:p>
          </table:table-cell>
          <table:table-cell table:number-columns-repeated="7"/>
          <table:table-cell office:value-type="string" calcext:value-type="string">
            <text:p>OSP-E32B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string" calcext:value-type="string">
            <text:p>t_total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t_total</text:p>
          </table:table-cell>
          <table:table-cell table:number-columns-repeated="5"/>
          <table:table-cell table:formula="of:=[.M20]/[.M22]+[.N20]/[.N22]+[.O20]/[.O22]" office:value-type="float" office:value="0.0231345882352941" calcext:value-type="float">
            <text:p>0.0231345882</text:p>
          </table:table-cell>
          <table:table-cell table:formula="of:=[.J26]*100" office:value-type="float" office:value="2.31345882352941" calcext:value-type="float">
            <text:p>2.3134588235</text:p>
          </table:table-cell>
          <table:table-cell table:number-columns-repeated="6"/>
          <table:table-cell office:value-type="string" calcext:value-type="string">
            <text:p>OSP-E50B</text:p>
          </table:table-cell>
          <table:table-cell office:value-type="float" office:value="850" calcext:value-type="float">
            <text:p>85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 acc/dcc</text:p>
          </table:table-cell>
          <table:table-cell table:number-columns-repeated="13"/>
          <table:table-cell table:style-name="Default"/>
          <table:table-cell table:number-columns-repeated="1006"/>
        </table:table-row>
        <table:table-row table:style-name="ro1">
          <table:table-cell table:number-columns-repeated="17"/>
          <table:table-cell table:style-name="Default" table:number-columns-repeated="5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Obilczamy v I a dla kazdej opcji inaczej (dla drugiej mamy dane)</text:p>
          </table:table-cell>
          <table:table-cell table:number-columns-repeated="15"/>
          <table:table-cell table:style-name="Default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prawdzamy, czy spelniona jest nierownosc</text:p>
          </table:table-cell>
          <table:table-cell table:number-columns-repeated="15"/>
          <table:table-cell table:style-name="Default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kok &gt; 2(v^2)/a</text:p>
          </table:table-cell>
          <table:table-cell table:number-columns-repeated="15"/>
          <table:table-cell table:style-name="Default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jak nie, to podpowiadamy zmiensz v albo zwieksz a</text:p>
          </table:table-cell>
          <table:table-cell table:number-columns-repeated="7"/>
          <table:table-cell table:style-name="ce14" office:value-type="string" calcext:value-type="string">
            <text:p>m_karetki</text:p>
          </table:table-cell>
          <table:table-cell/>
          <table:table-cell table:style-name="ce8" office:value-type="string" calcext:value-type="string">
            <text:p>Fa</text:p>
          </table:table-cell>
          <table:table-cell table:style-name="ce8" office:value-type="string" calcext:value-type="string">
            <text:p>F0</text:p>
          </table:table-cell>
          <table:table-cell table:style-name="ce8" office:value-type="string" calcext:value-type="string">
            <text:p>FA</text:p>
          </table:table-cell>
          <table:table-cell table:number-columns-repeated="3"/>
          <table:table-cell table:style-name="Default" table:number-columns-repeated="5"/>
          <table:table-cell table:number-columns-repeated="1002"/>
        </table:table-row>
        <table:table-row table:style-name="ro1">
          <table:table-cell table:number-columns-repeated="9"/>
          <table:table-cell table:style-name="ce14" office:value-type="float" office:value="1.5" calcext:value-type="float">
            <text:p>1.5</text:p>
          </table:table-cell>
          <table:table-cell/>
          <table:table-cell table:style-name="ce8" table:formula="of:=[.K20]*([.J33]+[.E6])" office:value-type="float" office:value="31.5" calcext:value-type="float">
            <text:p>31.5</text:p>
          </table:table-cell>
          <table:table-cell table:style-name="ce8" table:formula="of:=[.J36]*2*[.K6]/[.J39]" office:value-type="float" office:value="41.8879020478667" calcext:value-type="float">
            <text:p>41.8879020479</text:p>
          </table:table-cell>
          <table:table-cell table:style-name="ce8" table:formula="of:=[.L33]+[.M33]" office:value-type="float" office:value="73.3879020478667" calcext:value-type="float">
            <text:p>73.3879020479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4. Obliczenie siły efektywnej (wzor dla horizontal)</text:p>
          </table:table-cell>
          <table:covered-table-cell table:number-columns-repeated="3"/>
          <table:table-cell table:number-columns-repeated="4"/>
          <table:table-cell table:style-name="ce14"/>
          <table:table-cell/>
          <table:table-cell table:style-name="ce8" table:number-columns-repeated="3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A = Fa + F0</text:p>
          </table:table-cell>
          <table:table-cell table:number-columns-repeated="7"/>
          <table:table-cell table:style-name="ce14" office:value-type="string" calcext:value-type="string">
            <text:p>M0</text:p>
          </table:table-cell>
          <table:table-cell table:number-columns-repeated="7"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a z ^</text:p>
          </table:table-cell>
          <table:table-cell office:value-type="string" calcext:value-type="string">
            <text:p>Fa = m_g * a</text:p>
          </table:table-cell>
          <table:table-cell office:value-type="string" calcext:value-type="string">
            <text:p>mg = m + m_karetki</text:p>
          </table:table-cell>
          <table:table-cell table:number-columns-repeated="6"/>
          <table:table-cell table:style-name="ce14" office:value-type="float" office:value="1.2" calcext:value-type="float">
            <text:p>1.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0 = M0 * 2pi/Uzr</text:p>
          </table:table-cell>
          <table:table-cell office:value-type="string" calcext:value-type="string">
            <text:p>M0 – no load torque z katalogu, Uzr – obwod walka z katalogu</text:p>
          </table:table-cell>
          <table:table-cell table:number-columns-repeated="6"/>
          <table:table-cell table:style-name="ce14" office:value-type="string" calcext:value-type="string">
            <text:p>Uz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4" office:value-type="float" office:value="180" calcext:value-type="float">
            <text:p>180</text:p>
          </table:table-cell>
          <table:table-cell office:value-type="string" calcext:value-type="string">
            <text:p>mm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5. Obliczenie dynamicznych momentow gnacych, dynamika wiaze sie ruchem po osi x</text:p>
          </table:table-cell>
          <table:table-cell table:number-columns-repeated="7"/>
          <table:table-cell table:style-name="ce14" table:formula="of:=[.J38]/1000" office:value-type="float" office:value="0.18" calcext:value-type="float">
            <text:p>0.18</text:p>
          </table:table-cell>
          <table:table-cell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y = Iz x FA</text:p>
          </table:table-cell>
          <table:table-cell office:value-type="string" calcext:value-type="string">
            <text:p>porowna z tabela</text:p>
          </table:table-cell>
          <table:table-cell table:number-columns-repeated="10"/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 table:number-columns-repeated="1009"/>
        </table:table-row>
        <table:table-row table:style-name="ro1">
          <table:table-cell/>
          <table:table-cell table:style-name="Default" office:value-type="string" calcext:value-type="string">
            <text:p>Mz = Iy x FA</text:p>
          </table:table-cell>
          <table:table-cell table:number-columns-repeated="11"/>
          <table:table-cell table:formula="of:=[.H6]*[.N33]" office:value-type="float" office:value="0" calcext:value-type="float">
            <text:p>0</text:p>
          </table:table-cell>
          <table:table-cell table:formula="of:=[.G6]*[.N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prawdzic Equation of Combined Load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6. Obliczenie momentu obrotoweg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 = FA * r</text:p>
          </table:table-cell>
          <table:table-cell office:value-type="string" calcext:value-type="string">
            <text:p>R = Uzr /2pi</text:p>
          </table:table-cell>
          <table:table-cell table:number-columns-repeated="6"/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 = FA * Uzr / 2pi</text:p>
          </table:table-cell>
          <table:table-cell table:number-columns-repeated="6"/>
          <table:table-cell office:value-type="string" calcext:value-type="string">
            <text:p>liczone</text:p>
          </table:table-cell>
          <table:table-cell table:style-name="ce15" table:formula="of:=[.N33]*[.J39]/(2*[.K6])" office:value-type="float" office:value="2.10240852733099" calcext:value-type="float">
            <text:p>2.1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ostane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style-name="ce15" table:formula="of:=[.J47]-[.J46]" office:value-type="float" office:value="-2.10240852733099" calcext:value-type="float">
            <text:p>-2.1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.153" calcext:value-type="float">
            <text:p>0.15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4" calcext:value-type="float">
            <text:p>0.194</text:p>
          </table:table-cell>
          <table:table-cell table:number-columns-repeated="100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Czcionka tekstu podstawowego" svg:font-family="'Czcionka tekstu podstawowego'" style:font-family-generic="swiss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zcionka tekstu podstawowego" fo:font-family="'Czcionka tekstu podstawowego'" style:font-family-generic="swiss" fo:font-size="11pt" style:font-name-asian="Droid Sans Fallback" style:font-family-asian="'Droid Sans Fallback'" style:font-family-generic-asian="system" style:font-pitch-asian="variable" style:font-size-asian="11pt" style:font-name-complex="Czcionka tekstu podstawowego" style:font-family-complex="'Czcionka tekstu podstawowego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8:53:08</meta:creation-date>
    <meta:initial-creator>Misza</meta:initial-creator>
    <dc:language>en-US</dc:language>
    <dc:date>2017-03-21T23:58:25.812766611</dc:date>
    <meta:editing-cycles>7</meta:editing-cycles>
    <meta:editing-duration>PT3H42M47S</meta:editing-duration>
    <meta:generator>LibreOffice/5.0.6.2$Linux_X86_64 LibreOffice_project/00m0$Build-2</meta:generator>
    <meta:document-statistic meta:table-count="5" meta:cell-count="50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